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center" style:justify-single-word="false"/>
    </style:style>
    <style:style style:name="P6"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7"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9"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0"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1"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2"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3"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4"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5" style:family="paragraph" style:parent-style-name="Standard" style:list-style-name="L1">
      <style:paragraph-properties fo:margin-left="0cm" fo:margin-right="0cm" fo:text-indent="0cm" style:auto-text-indent="false"/>
      <style:text-properties fo:font-size="10pt" fo:language="pt" fo:country="BR" style:font-size-asian="10pt" style:font-size-complex="10pt"/>
    </style:style>
    <style:style style:name="P16" style:family="paragraph">
      <style:paragraph-properties fo:text-align="center"/>
    </style:style>
    <style:style style:name="P17" style:family="paragraph">
      <style:paragraph-properties fo:text-align="center"/>
      <style:text-properties fo:color="#ffffff"/>
    </style:style>
    <style:style style:name="P18" style:family="paragraph">
      <style:paragraph-properties fo:text-align="center"/>
      <style:text-properties fo:font-size="9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color="#ffffff"/>
    </style:style>
    <style:style style:name="T6" style:family="text">
      <style:text-properties fo:font-size="9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2">http://escola.berlios.de</text:span></text:a><text:span text:style-name="T2">. O desenvolvimento do Escola foi dividido em três fases seqüenciais, </text:span><text:span text:style-name="T3">concepção</text:span><text:span text:style-name="T2">, </text:span><text:span text:style-name="T3">construção</text:span><text:span text:style-name="T2"> e </text:span><text:span text:style-name="T3">avaliação</text:span><text:span text:style-name="T2">, conforme ilustrado abaixo.</text:span></text:p>
      <text:p text:style-name="P6"><draw:rect text:anchor-type="paragraph" draw:z-index="5" draw:style-name="gr4" draw:text-style-name="P18" svg:width="2.294cm" svg:height="0.389cm" svg:x="3.944cm" svg:y="0.132cm"><text:p text:style-name="P16"><text:span text:style-name="T6">Requisitos</text:span></text:p></draw:rect><draw:rect text:anchor-type="paragraph" draw:z-index="6" draw:style-name="gr4" draw:text-style-name="P18" svg:width="2.294cm" svg:height="0.389cm" svg:x="7.945cm" svg:y="0.132cm"><text:p text:style-name="P16"><text:span text:style-name="T6">Versão 1.0</text:span></text:p></draw:rect></text:p>
      <text:p text:style-name="P8"><draw:rect text:anchor-type="paragraph" draw:z-index="0" draw:style-name="gr1" draw:text-style-name="P17" svg:width="2.417cm" svg:height="0.565cm" svg:x="5.84cm" svg:y="0.122cm"><text:p text:style-name="P16"><text:span text:style-name="T5">Construção</text:span></text:p></draw:rect><draw:rect text:anchor-type="paragraph" draw:z-index="1" draw:style-name="gr2" draw:text-style-name="P16" svg:width="2.417cm" svg:height="0.565cm" svg:x="2.011cm" svg:y="0.122cm"><text:p text:style-name="P16">Concepção</text:p></draw:rect><draw:custom-shape text:anchor-type="paragraph" draw:z-index="2" draw:style-name="gr3" draw:text-style-name="P16"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3" draw:text-style-name="P16"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2" draw:text-style-name="P16" svg:width="2.417cm" svg:height="0.565cm" svg:x="9.841cm" svg:y="0.122cm"><text:p text:style-name="P16">Avaliação</text:p></draw:rect></text:p>
      <text:p text:style-name="P7"/>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oção de “módulos” do Escola 1.0. As categorias incluem: <text:span text:style-name="T4">aluno</text:span>, <text:span text:style-name="T4">docente</text:span>, <text:span text:style-name="T4">secretário</text:span> e <text:span text:style-name="T4">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4">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4">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4">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4">Gerar relatório de turma<text:span text:style-name="T2">. Em formato HTML ou PDF, poderá ser requisita a impressão de relatório contendo todas as notas e freqüências dos alunos em uma turma.</text:span></text:p>
      <text:p text:style-name="P4">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4">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4">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4">Cadastrar curso. <text:span text:style-name="T2">Um curso compreende várias disciplinas, docentes e outros detalhes. </text:span></text:p>
      <text:p text:style-name="P4">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4">Matricular aluno em curso. <text:span text:style-name="T2">Os alunos de um dado curso são definidos por meio desta função. </text:span></text:p>
      <text:p text:style-name="P4">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Heading_20_3" text:outline-level="3">Módulo 4: Controle de acesso</text:h>
      <text:p text:style-name="Text_20_body">Serviços que fornecem mecanismos de segurança para o Escola 1.0. Cadastro de usuário, alteração de senha, mecanismo para substituir senha de usuário que a perdeu,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text:p>
      <text:h text:style-name="Heading_20_2" text:outline-level="2">Produtos finais (entregáveis)</text:h>
      <text:p text:style-name="Text_20_body">Abaixo seguem identificados todos os produtos a serem gerados para a conclusão do Escola 1.0. Observe que critérios de qualidade acerca destes entregáveis são fornecidos em outro documento.</text:p>
      <text:list text:style-name="L1">
        <text:list-item>
          <text:p text:style-name="P9">Arquitetura de software. Documentação descrevendo a arquitetura de software, principais módulos, mecanismos de comunicação entre eles e outros detalhes. Este entregável inclui um projeto “exemplo” que ilustra a arquitetura de software em toda a sua extensão. Não necessariamente o projeto exemplo deverá fornecer funcionalidade esperada do Escola 1.0. Por outro lado, todos os aspectos técnicos deverão estar disponíveis e poderão ser exercitados por este projeto exemplo. </text:p>
        </text:list-item>
        <text:list-item>
          <text:p text:style-name="P9">Instalação. Toda a documentação a ser empregada por interessados no Escola 1.0 descrevendo informações necessárias à instalação. Inclui software eventualmente criado (scripts e outros) para viabilizar a instalação.</text:p>
        </text:list-item>
        <text:list-item>
          <text:p text:style-name="P9">Código fonte do Escola 1.0. </text:p>
        </text:list-item>
        <text:list-item>
          <text:p text:style-name="P9">Código executável do Escola 1.0 (devidamente empacotado para distribuição).</text:p>
        </text:list-item>
        <text:list-item>
          <text:p text:style-name="P9">Resultados dos testes de unidade (cobertura de pelo menos 100%), testes de integração e testes de aceitação.</text:p>
        </text:list-item>
        <text:list-item>
          <text:p text:style-name="P9">Scritps e outros artefatos necessários para geração de binários, bases de dados, builds freqüentes e outros.</text:p>
        </text:list-item>
        <text:list-item>
          <text:p text:style-name="P9">Dados iniciais necessários para execução do Escola 1.0 (caso existam).</text:p>
        </text:list-item>
      </text:list>
      <text:p text:style-name="P3"/>
      <text:p text:style-name="P5">________________________________</text:p>
      <text:p text:style-name="P5">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 a</meta:initial-creator>
    <meta:creation-date>2007-04-24T09:31:23</meta:creation-date>
    <dc:creator>a a</dc:creator>
    <dc:date>2007-06-04T08:44:38</dc:date>
    <meta:printed-by>a a</meta:printed-by>
    <meta:print-date>2007-05-07T15:01:23</meta:print-date>
    <dc:language>pt-BR</dc:language>
    <meta:editing-cycles>163</meta:editing-cycles>
    <meta:editing-duration>PT12H17M12S</meta:editing-duration>
    <meta:user-defined meta:name="Info 1"/>
    <meta:user-defined meta:name="Info 2"/>
    <meta:user-defined meta:name="Info 3"/>
    <meta:user-defined meta:name="Info 4"/>
    <meta:document-statistic meta:table-count="0" meta:image-count="0" meta:object-count="0" meta:page-count="3" meta:paragraph-count="55" meta:word-count="1810" meta:character-count="11830"/>
  </office:meta>
</office:document-meta>
</file>